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73F00008D2E00004F606732DA9EC6555682.svg" manifest:media-type="image/svg+xml"/>
  <manifest:file-entry manifest:full-path="Pictures/10000201000003AF00000212B5DB68D9B3E1017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2.368cm" fo:min-width="54.5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2.45cm" fo:min-width="7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6.9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6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433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1.55cm" fo:min-width="6.7cm"/>
    </style:style>
    <style:style style:name="gr9" style:family="graphic" style:parent-style-name="standard">
      <style:graphic-properties draw:textarea-horizontal-align="justify" draw:textarea-vertical-align="middle" draw:auto-grow-height="false" fo:min-height="3.651cm" fo:min-width="6.5cm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1.15cm" fo:min-width="6.7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1.15cm" fo:min-width="6.3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1.55cm" fo:min-width="6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4.146cm"/>
    </style:style>
    <style:style style:name="gr14" style:family="graphic" style:parent-style-name="standard">
      <style:graphic-properties draw:stroke="none" draw:fill="none" fo:min-height="0.413cm"/>
    </style:style>
    <style:style style:name="gr15" style:family="graphic" style:parent-style-name="standard">
      <style:graphic-properties draw:textarea-horizontal-align="justify" draw:textarea-vertical-align="middle" draw:auto-grow-height="false" fo:min-height="3.15cm" fo:min-width="9.3cm"/>
    </style:style>
    <style:style style:name="gr16" style:family="graphic" style:parent-style-name="standard">
      <style:graphic-properties draw:textarea-horizontal-align="justify" draw:textarea-vertical-align="middle" draw:auto-grow-height="false" fo:min-height="2.55cm" fo:min-width="10.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42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cm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 fo:min-height="0.95cm" fo:min-width="7.5cm"/>
    </style:style>
    <style:style style:name="gr20" style:family="graphic" style:parent-style-name="standard">
      <style:graphic-properties draw:fill-color="#ffff99" draw:textarea-horizontal-align="justify" draw:textarea-vertical-align="middle" draw:auto-grow-height="false" fo:min-height="0.95cm" fo:min-width="7.9cm"/>
    </style:style>
    <style:style style:name="gr21" style:family="graphic" style:parent-style-name="objectwithoutfill">
      <style:graphic-properties draw:stroke="dash" draw:stroke-dash="_32__20_Dots_20_1_20_Dash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55cm" fo:min-width="8.3cm"/>
    </style:style>
    <style:style style:name="gr23" style:family="graphic" style:parent-style-name="standard">
      <style:graphic-properties draw:textarea-horizontal-align="justify" draw:textarea-vertical-align="middle" draw:auto-grow-height="false" fo:min-height="1.65cm" fo:min-width="6.3cm"/>
    </style:style>
    <style:style style:name="gr24" style:family="graphic" style:parent-style-name="standard">
      <style:graphic-properties draw:textarea-horizontal-align="justify" draw:textarea-vertical-align="middle" draw:auto-grow-height="false" fo:min-height="1.448cm" fo:min-width="6.3cm"/>
    </style:style>
    <style:style style:name="gr25" style:family="graphic" style:parent-style-name="standard">
      <style:graphic-properties svg:stroke-color="#000000" draw:fill-color="#000000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1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71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9cm"/>
    </style:style>
    <style:style style:name="gr30" style:family="graphic" style:parent-style-name="standard">
      <style:graphic-properties draw:textarea-horizontal-align="justify" draw:textarea-vertical-align="middle" draw:auto-grow-height="false" fo:min-height="1.65cm" fo:min-width="9.3cm"/>
    </style:style>
    <style:style style:name="gr31" style:family="graphic" style:parent-style-name="standard">
      <style:graphic-properties draw:textarea-horizontal-align="justify" draw:textarea-vertical-align="middle" draw:auto-grow-height="false" fo:min-height="2.25cm" fo:min-width="12.7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1.65cm" fo:min-width="8.3cm"/>
    </style:style>
    <style:style style:name="gr34" style:family="graphic">
      <style:graphic-properties style:protect="size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53.35cm" fo:min-width="47.5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51.45cm" fo:min-width="46.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2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49.488cm" fo:min-width="45.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88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47.35cm" fo:min-width="44.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1.488cm" fo:min-width="42.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42.65cm" fo:min-width="42.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1.488cm" fo:min-width="41.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37.95cm" fo:min-width="41.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99cm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35.95cm" fo:min-width="40.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33cm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1.488cm" fo:min-width="39.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1.488cm" fo:min-width="39.699cm"/>
    </style:style>
    <style:style style:name="pr1" style:family="presentation" style:parent-style-name="AbstractRed_5f_-notes">
      <style:graphic-properties draw:fill-color="#ffffff" fo:min-height="1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00pt" style:font-size-asian="100pt" style:font-size-complex="100pt"/>
    </style:style>
    <style:style style:name="P2" style:family="paragraph">
      <style:paragraph-properties style:text-autospace="none"/>
    </style:style>
    <style:style style:name="P3" style:family="paragraph">
      <loext:graphic-properties draw:fill-color="#729fcf"/>
      <style:paragraph-properties fo:text-align="center"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4" style:family="paragraph">
      <loext:graphic-properties draw:fill="none" draw:fill-color="#ffffff"/>
      <style:text-properties fo:font-size="9.5pt" style:font-size-asian="9.5pt" style:font-size-complex="9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-color="#ffff99"/>
      <style:paragraph-properties fo:text-align="center"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9" style:family="paragraph">
      <style:paragraph-properties fo:text-align="start" style:text-autospace="none"/>
    </style:style>
    <style:style style:name="P10" style:family="paragraph">
      <style:paragraph-properties fo:text-align="start"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11" style:family="paragraph">
      <loext:graphic-properties draw:fill="none"/>
      <style:paragraph-properties style:text-autospace="none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ffffff"/>
      <style:text-properties fo:font-size="29.3999996185303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onsolas1" fo:font-size="9.5pt" fo:font-style="normal" fo:text-shadow="none" style:text-underline-style="none" fo:font-weight="normal" style:letter-kerning="true" style:font-name-asian="Consolas1" style:font-size-asian="9.5pt" style:font-style-asian="normal" style:font-weight-asian="normal" style:font-name-complex="Consolas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ff" style:text-outline="false" style:text-line-through-style="none" style:text-line-through-type="none" style:font-name="Consolas1" fo:font-size="9.5pt" fo:font-style="normal" fo:text-shadow="none" style:text-underline-style="none" fo:font-weight="normal" style:letter-kerning="true" style:font-name-asian="Consolas1" style:font-size-asian="9.5pt" style:font-style-asian="normal" style:font-weight-asian="normal" style:font-name-complex="Consolas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Consolas1" fo:font-size="10pt" fo:font-style="normal" fo:text-shadow="none" style:text-underline-style="none" fo:font-weight="normal" style:letter-kerning="true" style:font-name-asian="Consolas1" style:font-size-asian="10pt" style:font-style-asian="normal" style:font-weight-asian="normal" style:font-name-complex="Consola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.5pt" style:font-size-asian="9.5pt" style:font-size-complex="9.5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_5f_" presentation:presentation-page-layout-name="AL1T1">
        <draw:frame draw:style-name="gr1" draw:text-style-name="P1" draw:layer="layout" svg:width="55cm" svg:height="2.618cm" svg:x="-7.9cm" svg:y="1.4cm">
          <draw:text-box>
            <text:p><text:span text:style-name="T1">ViewHandler dataflow</text:span></text:p>
          </draw:text-box>
        </draw:frame>
        <draw:custom-shape draw:style-name="gr2" draw:text-style-name="P3" draw:layer="layout" svg:width="8cm" svg:height="2.7cm" svg:x="13.3cm" svg:y="19.5cm">
          <text:p text:style-name="P2"><text:span text:style-name="T2">$(</text:span><text:span text:style-name="T3">function</text:span><text:span text:style-name="T2"> ()</text:span></text:p>
          <text:p text:style-name="P2"><text:span text:style-name="T2"><text:s text:c="2"/></text:span><text:span text:style-name="T2">receive params (containerId, configName)</text:span></text:p>
          <text:p text:style-name="P2"><text:span text:style-name="T2"><text:s text:c="2"/></text:span><text:span text:style-name="T2">showSpinner()</text:span><text:span text:style-name="T4"> <text:s/></text:span></text:p>
          <text:p text:style-name="P2"><text:span text:style-name="T4"><text:s text:c="2"/></text:span><text:span text:style-name="T4">addEventListeners()</text:span></text:p>
          <text:p text:style-name="P2"><text:span text:style-name="T4"><text:s text:c="2"/></text:span><text:span text:style-name="T4">createLocalFilterTable()</text:span></text:p>
          <text:p text:style-name="P2"><text:span text:style-name="T2"><text:s text:c="2"/></text:span><text:span text:style-name="T2">initViewConfiguratio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3cm" svg:height="0.645cm" svg:x="10.3cm" svg:y="19.555cm">
          <draw:text-box>
            <text:p><text:span text:style-name="T5">ViewHandler.js</text:span></text:p>
          </draw:text-box>
        </draw:frame>
        <draw:line draw:style-name="gr4" draw:text-style-name="P5" draw:layer="layout" svg:x1="17.3cm" svg:y1="25.6cm" svg:x2="17.3cm" svg:y2="28.2cm">
          <text:p/>
        </draw:line>
        <draw:custom-shape draw:style-name="gr5" draw:text-style-name="P6" draw:layer="layout" svg:width="7.4cm" svg:height="1.4cm" svg:x="13.6cm" svg:y="28.2cm">
          <text:p><text:span text:style-name="T2">getDataStoresLooped(uri, searchCriteri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layer="layout" svg:width="6.8cm" svg:height="1.4cm" svg:x="13.902cm" svg:y="31.901cm">
          <text:p text:style-name="P2"><text:span text:style-name="T4">retrieveDataLooped(data, optInfo)</text:span></text:p>
          <text:p text:style-name="P2"><text:span text:style-name="T4"><text:s text:c="2"/></text:span><text:span text:style-name="T4">refreshProgress(opt.qtyDOMRow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7.303cm" svg:y1="29.6cm" svg:x2="17.302cm" svg:y2="31.901cm">
          <text:p/>
        </draw:line>
        <draw:frame draw:style-name="gr7" draw:text-style-name="P7" draw:layer="layout" svg:width="5.933cm" svg:height="0.645cm" svg:x="14.968cm" svg:y="33.255cm">
          <draw:text-box>
            <text:p><text:span text:style-name="T6">Calls itselft until all data is received</text:span></text:p>
          </draw:text-box>
        </draw:frame>
        <draw:line draw:style-name="gr4" draw:text-style-name="P5" xml:id="id1" draw:id="id1" draw:layer="layout" svg:x1="17.303cm" svg:y1="33.3cm" svg:x2="17.303cm" svg:y2="34.9cm">
          <text:p/>
        </draw:line>
        <draw:custom-shape draw:style-name="gr8" draw:text-style-name="P8" draw:layer="layout" svg:width="7.2cm" svg:height="1.8cm" svg:x="3.9cm" svg:y="35.299cm">
          <text:p text:style-name="P2"><text:span text:style-name="T4">RESET FILTER button</text:span></text:p>
          <text:p text:style-name="P2"><text:span text:style-name="T4"><text:s text:c="2"/></text:span><text:span text:style-name="T4">setSortColumn(getDefaultColumn())</text:span></text:p>
          <text:p text:style-name="P2"><text:span text:style-name="T4"><text:s text:c="2"/></text:span><text:span text:style-name="T4">clear active fil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draw:layer="layout" svg:width="7cm" svg:height="3.901cm" svg:x="13.7cm" svg:y="34.899cm">
          <text:p text:style-name="P2"><text:span text:style-name="T4">processData()</text:span></text:p>
          <text:p text:style-name="P2"><text:span text:style-name="T4"><text:s text:c="2"/></text:span><text:span text:style-name="T4">if init: mergeColumnDesign()</text:span></text:p>
          <text:p text:style-name="P2"><text:span text:style-name="T4"><text:s text:c="2"/></text:span><text:span text:style-name="T4">if init: createFilterPanel()</text:span></text:p>
          <text:p text:style-name="P2"><text:span text:style-name="T4"><text:s text:c="2"/></text:span><text:span text:style-name="T4">// Save the data to the database</text:span></text:p>
          <text:p text:style-name="P2"><text:span text:style-name="T4"><text:s text:c="2"/></text:span><text:span text:style-name="T4">If defined: preprocessData()</text:span></text:p>
          <text:p text:style-name="P2"><text:span text:style-name="T4"><text:s text:c="2"/></text:span><text:span text:style-name="T4">CreateSortFields() </text:span></text:p>
          <text:p text:style-name="P2"><text:span text:style-name="T4"><text:s text:c="2"/></text:span><text:span text:style-name="T4">CreateFilterFields()</text:span></text:p>
          <text:p text:style-name="P2"><text:span text:style-name="T4"><text:s text:c="2"/></text:span><text:span text:style-name="T4">setSortColumn(getDefaultColumn())</text:span></text:p>
          <text:p text:style-name="P2"><text:span text:style-name="T4"><text:s text:c="2"/></text:span><text:span text:style-name="T4">if !init: clearFilters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7.301cm" svg:y1="38.8cm" svg:x2="17.3cm" svg:y2="39.899cm">
          <text:p/>
        </draw:line>
        <draw:line draw:style-name="gr4" draw:text-style-name="P5" draw:layer="layout" svg:x1="7.1cm" svg:y1="43.299cm" svg:x2="17.5cm" svg:y2="46.299cm">
          <text:p/>
        </draw:line>
        <draw:custom-shape draw:style-name="gr6" draw:text-style-name="P10" draw:layer="layout" svg:width="6.8cm" svg:height="1.4cm" svg:x="13.901cm" svg:y="46.299cm">
          <text:p text:style-name="P9"><text:span text:style-name="T2"><text:s text:c="7"/></text:span><text:span text:style-name="T2">GenerateDOM()</text:span></text:p>
          <text:p text:style-name="P9"><text:span text:style-name="T2"><text:s text:c="9"/></text:span><text:span text:style-name="T2">ShowSpinner()</text:span></text:p>
          <text:p text:style-name="P9"><text:span text:style-name="T2"><text:s text:c="9"/></text:span><text:span text:style-name="T2">closeOpenDropFilter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7.2cm" svg:height="1.4cm" svg:x="3.9cm" svg:y="46.299cm">
          <text:p text:style-name="P2"><text:span text:style-name="T4">scroll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1.1cm" svg:y1="47.099cm" svg:x2="13.901cm" svg:y2="47.099cm">
          <text:p/>
        </draw:line>
        <draw:line draw:style-name="gr4" draw:text-style-name="P5" draw:layer="layout" svg:x1="17.3cm" svg:y1="49.9cm" svg:x2="18.302cm" svg:y2="49.899cm">
          <text:p/>
        </draw:line>
        <draw:custom-shape draw:style-name="gr6" draw:text-style-name="P6" draw:layer="layout" svg:width="6.8cm" svg:height="1.4cm" svg:x="18.302cm" svg:y="49.3cm">
          <text:p text:style-name="P2"><text:span text:style-name="T4">refreshBackgroundRow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7.3cm" svg:y1="47.699cm" svg:x2="17.299cm" svg:y2="52.299cm">
          <text:p/>
        </draw:line>
        <draw:custom-shape draw:style-name="gr6" draw:text-style-name="P6" draw:layer="layout" svg:width="6.8cm" svg:height="1.4cm" svg:x="13.903cm" svg:y="52.3cm">
          <text:p text:style-name="P2"><text:span text:style-name="T2">fillInTotalsRowCell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8" draw:layer="layout" svg:width="6.8cm" svg:height="1.4cm" svg:x="3.9cm" svg:y="41.899cm">
          <text:p text:style-name="P2"><text:span text:style-name="T4">SORT button</text:span></text:p>
          <text:p text:style-name="P2"><text:span text:style-name="T4"><text:s text:c="2"/></text:span><text:span text:style-name="T4">setSortColumn(colum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7.3cm" svg:y1="37.099cm" svg:x2="17.301cm" svg:y2="39.899cm">
          <text:p/>
        </draw:line>
        <draw:custom-shape draw:style-name="gr12" draw:text-style-name="P8" draw:layer="layout" svg:width="6.8cm" svg:height="1.8cm" svg:x="23.7cm" svg:y="35.299cm">
          <text:p text:style-name="P2"><text:span text:style-name="T4">FILTER UPDATE</text:span></text:p>
          <text:p text:style-name="P2"><text:span text:style-name="T4"><text:s text:c="2"/></text:span><text:span text:style-name="T4">change active fil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27.1cm" svg:y1="37.099cm" svg:x2="17.3cm" svg:y2="39.899cm">
          <text:p/>
        </draw:line>
        <draw:custom-shape draw:style-name="gr6" draw:text-style-name="P6" draw:layer="layout" svg:width="6.8cm" svg:height="1.4cm" svg:x="23.7cm" svg:y="43.099cm">
          <text:p text:style-name="P2"><text:span text:style-name="T4">refreshSummary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7.5cm" svg:y1="43.699cm" svg:x2="23.7cm" svg:y2="43.699cm">
          <text:p/>
        </draw:line>
        <draw:line draw:style-name="gr4" draw:text-style-name="P5" draw:layer="layout" svg:x1="17.5cm" svg:y1="42.7cm" svg:x2="17.5cm" svg:y2="46.299cm">
          <text:p/>
        </draw:line>
        <draw:frame draw:style-name="gr13" draw:text-style-name="P7" draw:layer="layout" svg:width="14.646cm" svg:height="0.662cm" svg:x="20.9cm" svg:y="46.299cm">
          <draw:text-box>
            <text:p><text:span text:style-name="T6">Uses </text:span><text:span text:style-name="T4">sortColumnIndex, sortAscending, active filters and scroll y-position</text:span></text:p>
          </draw:text-box>
        </draw:frame>
        <draw:frame draw:style-name="gr14" draw:text-style-name="P11" draw:layer="layout" svg:width="5.759cm" svg:height="0.663cm" svg:x="10.7cm" svg:y="39.3cm">
          <draw:text-box>
            <text:p text:style-name="P2"><text:span text:style-name="T4">Updates available options</text:span></text:p>
          </draw:text-box>
        </draw:frame>
        <draw:custom-shape draw:style-name="gr15" draw:text-style-name="P6" draw:layer="layout" svg:width="9.8cm" svg:height="3.4cm" svg:x="12.7cm" svg:y="39.899cm">
          <text:p text:style-name="P2"><text:span text:style-name="T4">RefreshDropdowns()</text:span></text:p>
          <text:p text:style-name="P2"><text:span text:style-name="T4"><text:s text:c="2"/></text:span><text:span text:style-name="T4">fillInDropDowns()</text:span></text:p>
          <text:p><text:span text:style-name="T4"><text:s text:c="2"/></text:span><text:span text:style-name="T4">Filtercontentwasupdated → HandleFilterOptions()</text:span></text:p>
          <text:p><text:span text:style-name="T4"><text:s text:c="2"/></text:span><text:span text:style-name="T4">refreshSelectPickers()</text:span></text:p>
          <text:p><text:span text:style-name="T4"><text:s text:c="2"/></text:span><text:span text:style-name="T4">dropdownsPostProcessing() <text:s/>- titles, mm</text:span></text:p>
          <text:p text:style-name="P2"><text:span text:style-name="T4"><text:s text:c="4"/></text:span><text:span text:style-name="T4">Afterpostprocessingdropdowns</text:span></text:p>
          <text:p text:style-name="P2"><text:span text:style-name="T4">refreshScrollAreaHeigh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6" draw:layer="layout" svg:width="11.4cm" svg:height="2.8cm" svg:x="23.7cm" svg:y="39.9cm">
          <text:p text:style-name="P2"><text:span text:style-name="T4">fillInDropDowns</text:span></text:p>
          <text:p text:style-name="P2"><text:span text:style-name="T4"><text:s text:c="2"/></text:span><text:span text:style-name="T4">clear the dropdown options</text:span></text:p>
          <text:p text:style-name="P2"><text:span text:style-name="T4"><text:s text:c="2"/></text:span><text:span text:style-name="T4">fillInDropdownMembers() - from data, in hierarchy order</text:span></text:p>
          <text:p text:style-name="P2"><text:span text:style-name="T4"><text:s text:c="2"/></text:span><text:span text:style-name="T4">sortDropfilterMembers</text:span></text:p>
          <text:p text:style-name="P2"><text:span text:style-name="T4"><text:s text:c="2"/></text:span><text:span text:style-name="T4">createUnselectOption</text:span></text:p>
          <text:p text:style-name="P2"><text:span text:style-name="T4"><text:s text:c="2"/></text:span><text:span text:style-name="T4">createFilterOp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7.1cm" svg:y1="40.7cm" svg:x2="23.7cm" svg:y2="40.3cm">
          <text:p/>
        </draw:line>
        <draw:custom-shape draw:style-name="gr12" draw:text-style-name="P8" draw:layer="layout" svg:width="6.8cm" svg:height="1.8cm" svg:x="31.3cm" svg:y="35.3cm">
          <text:p text:style-name="P2"><text:span text:style-name="T4">ALL / NONE</text:span></text:p>
          <text:p text:style-name="P2"><text:span text:style-name="T4"><text:s text:c="2"/></text:span><text:span text:style-name="T4">change active filt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34.9cm" svg:y1="37.1cm" svg:x2="17.301cm" svg:y2="39.899cm">
          <text:p/>
        </draw:line>
        <draw:frame draw:style-name="gr17" draw:text-style-name="P4" draw:layer="layout" svg:width="4.926cm" svg:height="0.645cm" svg:x="20.5cm" svg:y="24.4cm">
          <draw:text-box>
            <text:p><text:span text:style-name="T5">loops cssFiles and adds them</text:span></text:p>
          </draw:text-box>
        </draw:frame>
        <draw:frame draw:style-name="gr18" draw:text-style-name="P4" draw:layer="layout" svg:width="2.8cm" svg:height="0.645cm" svg:x="1.9cm" svg:y="4.6cm">
          <draw:text-box>
            <text:p><text:span text:style-name="T5">CONTAINER</text:span></text:p>
          </draw:text-box>
        </draw:frame>
        <draw:custom-shape draw:style-name="gr12" draw:text-style-name="P8" draw:layer="layout" svg:width="6.8cm" svg:height="1.8cm" svg:x="3.9cm" svg:y="24cm">
          <text:p text:style-name="P2"><text:span text:style-name="T4">doFullSearch(searchCriteria)</text:span></text:p>
          <text:p text:style-name="P2"><text:span text:style-name="T4"><text:s text:c="2"/></text:span><text:span text:style-name="T4">showSpinner()</text:span></text:p>
          <text:p text:style-name="P2"><text:span text:style-name="T4"><text:s text:c="2"/></text:span><text:span text:style-name="T4">clear datasto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6.9cm" svg:y1="25.8cm" svg:x2="17.3cm" svg:y2="28.2cm">
          <text:p/>
        </draw:line>
        <draw:line draw:style-name="gr4" draw:text-style-name="P5" draw:layer="layout" svg:x1="17.3cm" svg:y1="7.5cm" svg:x2="17.3cm" svg:y2="10cm">
          <text:p/>
        </draw:line>
        <draw:custom-shape draw:style-name="gr19" draw:text-style-name="P8" draw:layer="layout" svg:width="8cm" svg:height="1.2cm" svg:x="13.1cm" svg:y="6.3cm">
          <text:p text:style-name="P2"><text:span text:style-name="T2">$(</text:span><text:span text:style-name="T3">function</text:span><text:span text:style-name="T2"> ()</text:span></text:p>
          <text:p text:style-name="P2"><text:span text:style-name="T2"><text:s text:c="2"/></text:span><text:span text:style-name="T2">createView('viewhandler', 'SimpleConfig'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8" draw:layer="layout" svg:width="8.4cm" svg:height="1.2cm" svg:x="1.9cm" svg:y="6.3cm">
          <text:p text:style-name="P2"><text:span text:style-name="T4">selectView()</text:span></text:p>
          <text:p text:style-name="P2"><text:span text:style-name="T4"><text:s text:c="2"/></text:span><text:span text:style-name="T2"><text:s text:c="2"/></text:span><text:span text:style-name="T2">createView('viewhandler', 'SimpleConfig'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7.3cm" svg:y1="7.5cm" svg:x2="17.3cm" svg:y2="10cm">
          <text:p/>
        </draw:line>
        <draw:line draw:style-name="gr4" draw:text-style-name="P5" draw:layer="layout" svg:x1="17.3cm" svg:y1="11.6cm" svg:x2="17.3cm" svg:y2="16.3cm">
          <text:p/>
        </draw:line>
        <draw:line draw:style-name="gr21" draw:text-style-name="P5" draw:layer="layout" svg:x1="1cm" svg:y1="18.3cm" svg:x2="54.8cm" svg:y2="18.3cm">
          <text:p/>
        </draw:line>
        <draw:custom-shape draw:style-name="gr22" draw:text-style-name="P6" draw:layer="layout" svg:width="8.8cm" svg:height="1.8cm" svg:x="24.7cm" svg:y="12.7cm">
          <text:p text:style-name="P2"><text:span text:style-name="T4">configureView(viewConfig) - callback</text:span></text:p>
          <text:p text:style-name="P2"><text:span text:style-name="T4"><text:s text:c="2"/></text:span><text:span text:style-name="T4">addDataStore</text:span></text:p>
          <text:p text:style-name="P2"><text:span text:style-name="T4"><text:s text:c="2"/></text:span><text:span text:style-name="T4">create colum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6" draw:layer="layout" svg:width="6.8cm" svg:height="1.9cm" svg:x="22.5cm" svg:y="16.2cm">
          <text:p><text:span text:style-name="T2">frameWasCreated(viewConfig)</text:span></text:p>
          <text:p><text:span text:style-name="T2"><text:s text:c="2"/></text:span><text:span text:style-name="T2">callback()</text:span></text:p>
          <text:p><text:span text:style-name="T2"><text:s text:c="2"/></text:span><text:span text:style-name="T2">ViewHandler.getSharedCallback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8.2cm" svg:y1="22cm" svg:x2="25.3cm" svg:y2="18.1cm">
          <text:p/>
        </draw:line>
        <draw:line draw:style-name="gr4" draw:text-style-name="P5" draw:layer="layout" svg:x1="24.9cm" svg:y1="17.2cm" svg:x2="29.1cm" svg:y2="14.5cm">
          <text:p/>
        </draw:line>
        <draw:custom-shape draw:style-name="gr24" draw:text-style-name="P6" draw:layer="layout" svg:width="6.8cm" svg:height="1.698cm" svg:x="13.903cm" svg:y="23.902cm">
          <text:p text:style-name="P2"><text:span text:style-name="T2">finalizeConfiguration()</text:span></text:p>
          <text:p text:style-name="P2"><text:span text:style-name="T4"><text:s text:c="2"/></text:span><text:span text:style-name="T4">overrideTranslation()</text:span></text:p>
          <text:p text:style-name="P2"><text:span text:style-name="T2"><text:s text:c="2"/></text:span><text:span text:style-name="T2">preprocessViewConfiguration()</text:span></text:p>
          <text:p text:style-name="P2"><text:span text:style-name="T2"><text:s text:c="2"/></text:span><text:span text:style-name="T2">createLocalDatabas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12" draw:layer="layout" draw:line-skew="2.553cm" svg:x1="17.303cm" svg:y1="34.1cm" svg:x2="23.06cm" svg:y2="29.567cm" draw:start-shape="id1" draw:start-glue-point="1" svg:d="M17303 34100h5757v-4533" svg:viewBox="0 0 5758 4534">
          <text:p/>
        </draw:connector>
        <draw:line draw:style-name="gr4" draw:text-style-name="P5" draw:layer="layout" svg:x1="23.06cm" svg:y1="29.567cm" svg:x2="21cm" svg:y2="29.567cm">
          <text:p/>
        </draw:line>
        <draw:frame draw:style-name="gr7" draw:text-style-name="P7" draw:layer="layout" svg:width="5.933cm" svg:height="0.645cm" svg:x="22.9cm" svg:y="31.3cm">
          <draw:text-box>
            <text:p><text:span text:style-name="T6">If there's more datastores</text:span></text:p>
          </draw:text-box>
        </draw:frame>
        <draw:line draw:style-name="gr4" draw:text-style-name="P5" draw:layer="layout" svg:x1="17.242cm" svg:y1="22.2cm" svg:x2="17.242cm" svg:y2="23.902cm">
          <text:p/>
        </draw:line>
        <draw:frame draw:style-name="gr26" draw:text-style-name="P4" draw:layer="layout" svg:width="6.645cm" svg:height="0.645cm" svg:x="17.174cm" svg:y="22.855cm">
          <draw:text-box>
            <text:p><text:span text:style-name="T5">if not async call to initViewConfiguration()</text:span></text:p>
          </draw:text-box>
        </draw:frame>
        <draw:frame draw:style-name="gr27" draw:text-style-name="P4" draw:layer="layout" svg:width="3.829cm" svg:height="0.645cm" svg:x="25.871cm" svg:y="12cm">
          <draw:text-box>
            <text:p><text:span text:style-name="T5">viewHandlerCustom.js</text:span></text:p>
          </draw:text-box>
        </draw:frame>
        <draw:frame draw:style-name="gr28" draw:text-style-name="P4" draw:layer="layout" svg:width="5.214cm" svg:height="0.645cm" svg:x="6.9cm" svg:y="16.8cm">
          <draw:text-box>
            <text:p><text:span text:style-name="T5">interface/viewHandler.js</text:span></text:p>
          </draw:text-box>
        </draw:frame>
        <draw:line draw:style-name="gr4" draw:text-style-name="P5" draw:layer="layout" svg:x1="28.9cm" svg:y1="17.6cm" svg:x2="34.7cm" svg:y2="14.6cm">
          <text:p/>
        </draw:line>
        <draw:frame draw:style-name="gr29" draw:text-style-name="P4" draw:layer="layout" svg:width="3.99cm" svg:height="0.645cm" svg:x="30.71cm" svg:y="15.355cm">
          <draw:text-box>
            <text:p><text:span text:style-name="T5">if callback is configured</text:span></text:p>
          </draw:text-box>
        </draw:frame>
        <draw:custom-shape draw:style-name="gr30" draw:text-style-name="P6" draw:layer="layout" svg:width="9.8cm" svg:height="1.9cm" svg:x="34.7cm" svg:y="12.7cm">
          <text:p text:style-name="P2"><text:span text:style-name="T4">sharedPskConfiguration(viewConfig)</text:span></text:p>
          <text:p text:style-name="P2"><text:span text:style-name="T4"><text:s text:c="2"/></text:span><text:span text:style-name="T4">getServerDesign()</text:span></text:p>
          <text:p text:style-name="P2"><text:span text:style-name="T4"><text:s text:c="2"/></text:span><text:span text:style-name="T4">fillInBaseColumns()</text:span></text:p>
          <text:p><text:span text:style-name="T4"><text:s text:c="2"/></text:span><text:span text:style-name="T4">ViewHandler.finalizeConfiguratio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6" draw:layer="layout" svg:width="13.2cm" svg:height="2.5cm" svg:x="12.1cm" svg:y="10cm">
          <text:p text:style-name="P2"><text:span text:style-name="T4">createView(cfg)</text:span></text:p>
          <text:p><text:span text:style-name="T4"><text:s text:c="2"/></text:span><text:span text:style-name="T4">ViewHandler.addPostConfigurationCallback(sharedPskConfiguration)</text:span></text:p>
          <text:p text:style-name="P2"><text:span text:style-name="T4"><text:s text:c="2"/></text:span><text:span text:style-name="T4">retrieveInfoFromBackend()</text:span></text:p>
          <text:p text:style-name="P2"><text:span text:style-name="T4"><text:s text:c="2"/></text:span><text:span text:style-name="T4">getServerConfigInfo()</text:span></text:p>
          <text:p text:style-name="P2"><text:span text:style-name="T4"><text:s text:c="2"/></text:span><text:span text:style-name="T4">refreshViewHandler()</text:span></text:p>
          <text:p><text:span text:style-name="T4"><text:s text:c="2"/></text:span><text:span text:style-name="T4">ViewHandler.createView(cfg.containerId, cfg.configNam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3cm" svg:height="0.645cm" svg:x="34.671cm" svg:y="12.055cm">
          <draw:text-box>
            <text:p><text:span text:style-name="T5">psk.js</text:span></text:p>
          </draw:text-box>
        </draw:frame>
        <draw:frame draw:style-name="gr3" draw:text-style-name="P4" draw:layer="layout" svg:width="3cm" svg:height="0.645cm" svg:x="11.7cm" svg:y="9.4cm">
          <draw:text-box>
            <text:p><text:span text:style-name="T5">psk.js</text:span></text:p>
          </draw:text-box>
        </draw:frame>
        <draw:line draw:style-name="gr32" draw:text-style-name="P5" draw:layer="layout" svg:x1="39.3cm" svg:y1="14.6cm" svg:x2="30.7cm" svg:y2="24.3cm">
          <text:p/>
        </draw:line>
        <draw:line draw:style-name="gr4" draw:text-style-name="P5" draw:layer="layout" svg:x1="30.7cm" svg:y1="24.3cm" svg:x2="20.703cm" svg:y2="24.3cm">
          <text:p/>
        </draw:line>
        <draw:line draw:style-name="gr21" draw:text-style-name="P5" draw:layer="layout" svg:x1="1cm" svg:y1="16cm" svg:x2="54.8cm" svg:y2="16cm">
          <text:p/>
        </draw:line>
        <draw:custom-shape draw:style-name="gr33" draw:text-style-name="P6" draw:layer="layout" svg:width="8.8cm" svg:height="1.9cm" svg:x="12.9cm" svg:y="16.2cm">
          <text:p><text:span text:style-name="T2">ViewHandler.createView(containerId, configName)</text:span></text:p>
          <text:p><text:span text:style-name="T2"><text:s text:c="2"/></text:span><text:span text:style-name="T2">creates the iframe and html p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5" draw:layer="layout" svg:x1="17.3cm" svg:y1="18.1cm" svg:x2="17.3cm" svg:y2="19.5cm">
          <text:p/>
        </draw:line>
        <draw:frame draw:style-name="gr17" draw:text-style-name="P4" draw:layer="layout" svg:width="4.926cm" svg:height="0.645cm" svg:x="26.5cm" svg:y="23.6cm">
          <draw:text-box>
            <text:p><text:span text:style-name="T5">async call completed</text:span></text:p>
          </draw:text-box>
        </draw:frame>
        <draw:frame draw:style-name="gr7" draw:text-style-name="P7" draw:layer="layout" svg:width="5.933cm" svg:height="0.645cm" svg:x="15.1cm" svg:y="30.355cm">
          <draw:text-box>
            <text:p><text:span text:style-name="T6">Once per datastore</text:span></text:p>
          </draw:text-box>
        </draw:frame>
        <draw:custom-shape draw:style-name="gr30" draw:text-style-name="P6" draw:layer="layout" svg:width="9.8cm" svg:height="1.9cm" svg:x="44.9cm" svg:y="12.7cm">
          <text:p text:style-name="P2"><text:span text:style-name="T4">sharedDominoConfiguration(viewConfig)</text:span></text:p>
          <text:p text:style-name="P2"><text:span text:style-name="T4"><text:s text:c="2"/></text:span><text:span text:style-name="T4">getServerDesign()</text:span></text:p>
          <text:p text:style-name="P2"><text:span text:style-name="T4"><text:s text:c="2"/></text:span><text:span text:style-name="T4">fillInBaseColumns()</text:span></text:p>
          <text:p><text:span text:style-name="T4"><text:s text:c="2"/></text:span><text:span text:style-name="T4">ViewHandler.finalizeConfiguratio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4" draw:layer="layout" svg:width="3cm" svg:height="0.645cm" svg:x="44.871cm" svg:y="12.055cm">
          <draw:text-box>
            <text:p><text:span text:style-name="T5">domino.js</text:span></text:p>
          </draw:text-box>
        </draw:frame>
        <draw:line draw:style-name="gr4" draw:text-style-name="P5" draw:layer="layout" svg:x1="28.9cm" svg:y1="17.6cm" svg:x2="44.9cm" svg:y2="14.6cm">
          <text:p/>
        </draw:line>
        <draw:line draw:style-name="gr32" draw:text-style-name="P5" draw:layer="layout" svg:x1="49.3cm" svg:y1="14.6cm" svg:x2="30.7cm" svg:y2="24.3cm">
          <text:p/>
        </draw:line>
        <presentation:notes draw:style-name="dp2">
          <draw:page-thumbnail draw:style-name="gr34" draw:layer="layout" svg:width="17cm" svg:height="9.56cm" svg:x="2cm" svg:y="2.5cm" draw:page-number="1" presentation:class="page"/>
          <draw:frame presentation:style-name="pr1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35" draw:text-style-name="P14" draw:layer="layout" svg:width="48cm" svg:height="53.6cm" svg:x="4cm" svg:y="3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14" draw:layer="layout" svg:width="46.9cm" svg:height="51.7cm" svg:x="5.1cm" svg:y="5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7" draw:text-style-name="P15" draw:layer="layout" svg:width="4.227cm" svg:height="0.962cm" svg:x="3.312cm" svg:y="2.118cm">
          <draw:text-box>
            <text:p>#viewhandler</text:p>
          </draw:text-box>
        </draw:frame>
        <draw:frame draw:style-name="gr38" draw:text-style-name="P15" draw:layer="layout" svg:width="2.263cm" svg:height="0.962cm" svg:x="4.4cm" svg:y="3.838cm">
          <draw:text-box>
            <text:p>iframe</text:p>
          </draw:text-box>
        </draw:frame>
        <draw:custom-shape draw:style-name="gr39" draw:text-style-name="P14" draw:layer="layout" svg:width="45.7cm" svg:height="49.738cm" svg:x="6.3cm" svg:y="7.2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0" draw:text-style-name="P15" draw:layer="layout" svg:width="5.188cm" svg:height="0.962cm" svg:x="5.6cm" svg:y="5.8cm">
          <draw:text-box>
            <text:p>#document, html</text:p>
          </draw:text-box>
        </draw:frame>
        <draw:custom-shape draw:style-name="gr41" draw:text-style-name="P14" draw:layer="layout" svg:width="44.6cm" svg:height="47.6cm" svg:x="7.4cm" svg:y="9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2" draw:text-style-name="P15" draw:layer="layout" svg:width="1.874cm" svg:height="0.962cm" svg:x="6.7cm" svg:y="7.938cm">
          <draw:text-box>
            <text:p>body</text:p>
          </draw:text-box>
        </draw:frame>
        <draw:custom-shape draw:style-name="gr43" draw:text-style-name="P14" draw:layer="layout" svg:width="43.3cm" svg:height="1.738cm" svg:x="8.7cm" svg:y="11.4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4" draw:text-style-name="P15" draw:layer="layout" svg:width="3.702cm" svg:height="0.962cm" svg:x="8cm" svg:y="10cm">
          <draw:text-box>
            <text:p>#main-area</text:p>
          </draw:text-box>
        </draw:frame>
        <draw:frame draw:style-name="gr45" draw:text-style-name="P15" draw:layer="layout" svg:width="3.529cm" svg:height="0.962cm" svg:x="9.2cm" svg:y="11.9cm">
          <draw:text-box>
            <text:p>#filter-area</text:p>
          </draw:text-box>
        </draw:frame>
        <draw:custom-shape draw:style-name="gr46" draw:text-style-name="P14" draw:layer="layout" svg:width="43.2cm" svg:height="42.9cm" svg:x="8.8cm" svg:y="14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7" draw:text-style-name="P15" draw:layer="layout" svg:width="3.563cm" svg:height="0.962cm" svg:x="9.2cm" svg:y="14.638cm">
          <draw:text-box>
            <text:p>#data-area</text:p>
          </draw:text-box>
        </draw:frame>
        <draw:custom-shape draw:style-name="gr48" draw:text-style-name="P14" draw:layer="layout" svg:width="42.3cm" svg:height="1.738cm" svg:x="9.7cm" svg:y="16.1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9" draw:text-style-name="P15" draw:layer="layout" svg:width="2.894cm" svg:height="0.962cm" svg:x="9.9cm" svg:y="16.6cm">
          <draw:text-box>
            <text:p>#overlay</text:p>
          </draw:text-box>
        </draw:frame>
        <draw:custom-shape draw:style-name="gr50" draw:text-style-name="P14" draw:layer="layout" svg:width="42.2cm" svg:height="38.2cm" svg:x="9.8cm" svg:y="1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1" draw:text-style-name="P15" draw:layer="layout" svg:width="5.099cm" svg:height="0.962cm" svg:x="10.137cm" svg:y="19.238cm">
          <draw:text-box>
            <text:p>div.panel-default</text:p>
          </draw:text-box>
        </draw:frame>
        <draw:custom-shape draw:style-name="gr52" draw:text-style-name="P14" draw:layer="layout" svg:width="41.2cm" svg:height="36.2cm" svg:x="10.8cm" svg:y="20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3" draw:text-style-name="P15" draw:layer="layout" svg:width="8.833cm" svg:height="0.962cm" svg:x="11.101cm" svg:y="21.238cm">
          <draw:text-box>
            <text:p>div.panel-body #data--content</text:p>
          </draw:text-box>
        </draw:frame>
        <draw:custom-shape draw:style-name="gr54" draw:text-style-name="P14" draw:layer="layout" svg:width="40.2cm" svg:height="1.738cm" svg:x="11.8cm" svg:y="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5" draw:text-style-name="P15" draw:layer="layout" svg:width="0.993cm" svg:height="0.962cm" svg:x="12.2cm" svg:y="23.4cm">
          <draw:text-box>
            <text:p>ul</text:p>
          </draw:text-box>
        </draw:frame>
        <draw:custom-shape draw:style-name="gr56" draw:text-style-name="P14" draw:layer="layout" svg:width="40.199cm" svg:height="1.738cm" svg:x="11.801cm" svg:y="25.3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5" draw:text-style-name="P15" draw:layer="layout" svg:width="0.993cm" svg:height="0.962cm" svg:x="12.201cm" svg:y="25.8cm">
          <draw:text-box>
            <text:p>ul</text:p>
          </draw:text-box>
        </draw:frame>
        <draw:custom-shape draw:style-name="gr56" draw:text-style-name="P14" draw:layer="layout" svg:width="40.199cm" svg:height="1.738cm" svg:x="11.801cm" svg:y="27.6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5" draw:text-style-name="P15" draw:layer="layout" svg:width="0.993cm" svg:height="0.962cm" svg:x="12.201cm" svg:y="28.1cm">
          <draw:text-box>
            <text:p>ul</text:p>
          </draw:text-box>
        </draw:frame>
        <presentation:notes draw:style-name="dp2">
          <draw:page-thumbnail draw:style-name="gr34" draw:layer="layout" svg:width="14.848cm" svg:height="11.136cm" svg:x="3.075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2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1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37cm" fo:margin-bottom="0cm" fo:text-indent="0cm"/>
      <style:text-properties fo:font-size="79.800003051757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52cm" fo:margin-bottom="0cm" fo:text-indent="0cm"/>
      <style:text-properties fo:font-size="6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67cm" fo:margin-bottom="0cm" fo:text-indent="0cm"/>
      <style:text-properties fo:font-size="5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79cm" fo:margin-bottom="0cm" fo:text-indent="0cm"/>
      <style:text-properties fo:font-size="5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79cm" fo:margin-bottom="0cm" fo:text-indent="0cm"/>
      <style:text-properties fo:font-size="5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79cm" fo:margin-bottom="0cm" fo:text-indent="0cm"/>
      <style:text-properties fo:font-size="5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79cm" fo:margin-bottom="0cm" fo:text-indent="0cm"/>
      <style:text-properties fo:font-size="5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79cm" fo:margin-bottom="0cm" fo:text-indent="0cm"/>
      <style:text-properties fo:font-size="5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.69999694824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53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9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1.233cm" fo:text-indent="0cm"/>
      <style:text-properties fo:font-size="86.8000030517578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915cm" fo:text-indent="0cm"/>
      <style:text-properties fo:font-size="74.0999984741211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612cm" fo:text-indent="0cm"/>
      <style:text-properties fo:font-size="62.0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3cm" fo:text-indent="0cm"/>
      <style:text-properties fo:font-size="62.0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3cm" fo:text-indent="0cm"/>
      <style:text-properties fo:font-size="62.0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3cm" fo:text-indent="0cm"/>
      <style:text-properties fo:font-size="62.0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3cm" fo:text-indent="0cm"/>
      <style:text-properties fo:font-size="62.0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3cm" fo:text-indent="0cm"/>
      <style:text-properties fo:font-size="62.0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5.89999389648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_5f_-background" style:display-name="AbstractRed_-background" style:family="presentation">
      <style:graphic-properties draw:stroke="none" draw:fill="none"/>
      <style:text-properties style:letter-kerning="true"/>
    </style:style>
    <style:style style:name="AbstractRed_5f_-backgroundobjects" style:display-name="AbstractRe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_5f_-notes" style:display-name="AbstractRed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_5f_-outline1" style:display-name="AbstractRed_-outline1" style:family="presentation">
      <style:graphic-properties draw:stroke="none" draw:fill="none" draw:auto-grow-height="false" draw:fit-to-size="shrink-to-fit">
        <text:list-style style:name="AbstractRed_5f_-outline1" style:display-name="AbstractRed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53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9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_5f_-outline2" style:display-name="AbstractRed_-outline2" style:family="presentation" style:parent-style-name="AbstractRed_5f_-outline1">
      <style:paragraph-properties fo:margin-left="0cm" fo:margin-right="0cm" fo:margin-top="0cm" fo:margin-bottom="1.233cm" fo:text-indent="0cm"/>
      <style:text-properties fo:font-size="86.8000030517578pt" style:font-size-asian="28pt" style:font-size-complex="28pt"/>
    </style:style>
    <style:style style:name="AbstractRed_5f_-outline3" style:display-name="AbstractRed_-outline3" style:family="presentation" style:parent-style-name="AbstractRed_5f_-outline2">
      <style:paragraph-properties fo:margin-left="0cm" fo:margin-right="0cm" fo:margin-top="0cm" fo:margin-bottom="0.915cm" fo:text-indent="0cm"/>
      <style:text-properties fo:font-size="74.0999984741211pt" style:font-size-asian="24pt" style:font-size-complex="24pt"/>
    </style:style>
    <style:style style:name="AbstractRed_5f_-outline4" style:display-name="AbstractRed_-outline4" style:family="presentation" style:parent-style-name="AbstractRed_5f_-outline3">
      <style:paragraph-properties fo:margin-left="0cm" fo:margin-right="0cm" fo:margin-top="0cm" fo:margin-bottom="0.612cm" fo:text-indent="0cm"/>
      <style:text-properties fo:font-size="62.0999984741211pt" style:font-size-asian="20pt" style:font-size-complex="20pt"/>
    </style:style>
    <style:style style:name="AbstractRed_5f_-outline5" style:display-name="AbstractRed_-outline5" style:family="presentation" style:parent-style-name="AbstractRed_5f_-outline4">
      <style:paragraph-properties fo:margin-left="0cm" fo:margin-right="0cm" fo:margin-top="0cm" fo:margin-bottom="0.299cm" fo:text-indent="0cm"/>
      <style:text-properties fo:font-size="62.0999984741211pt" style:font-size-asian="20pt" style:font-size-complex="20pt"/>
    </style:style>
    <style:style style:name="AbstractRed_5f_-outline6" style:display-name="AbstractRed_-outline6" style:family="presentation" style:parent-style-name="AbstractRed_5f_-outline5">
      <style:paragraph-properties fo:margin-left="0cm" fo:margin-right="0cm" fo:margin-top="0cm" fo:margin-bottom="0.299cm" fo:text-indent="0cm"/>
      <style:text-properties fo:font-size="62.0999984741211pt" style:font-size-asian="20pt" style:font-size-complex="20pt"/>
    </style:style>
    <style:style style:name="AbstractRed_5f_-outline7" style:display-name="AbstractRed_-outline7" style:family="presentation" style:parent-style-name="AbstractRed_5f_-outline6">
      <style:paragraph-properties fo:margin-left="0cm" fo:margin-right="0cm" fo:margin-top="0cm" fo:margin-bottom="0.299cm" fo:text-indent="0cm"/>
      <style:text-properties fo:font-size="62.0999984741211pt" style:font-size-asian="20pt" style:font-size-complex="20pt"/>
    </style:style>
    <style:style style:name="AbstractRed_5f_-outline8" style:display-name="AbstractRed_-outline8" style:family="presentation" style:parent-style-name="AbstractRed_5f_-outline7">
      <style:paragraph-properties fo:margin-left="0cm" fo:margin-right="0cm" fo:margin-top="0cm" fo:margin-bottom="0.299cm" fo:text-indent="0cm"/>
      <style:text-properties fo:font-size="62.0999984741211pt" style:font-size-asian="20pt" style:font-size-complex="20pt"/>
    </style:style>
    <style:style style:name="AbstractRed_5f_-outline9" style:display-name="AbstractRed_-outline9" style:family="presentation" style:parent-style-name="AbstractRed_5f_-outline8">
      <style:paragraph-properties fo:margin-left="0cm" fo:margin-right="0cm" fo:margin-top="0cm" fo:margin-bottom="0.299cm" fo:text-indent="0cm"/>
      <style:text-properties fo:font-size="62.0999984741211pt" style:font-size-asian="20pt" style:font-size-complex="20pt"/>
    </style:style>
    <style:style style:name="AbstractRed_5f_-subtitle" style:display-name="AbstractRed_-subtitle" style:family="presentation">
      <style:graphic-properties draw:stroke="none" draw:fill="none" draw:textarea-vertical-align="middle">
        <text:list-style style:name="AbstractRed_5f_-subtitle" style:display-name="AbstractRe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_5f_-title" style:display-name="AbstractRed_-title" style:family="presentation">
      <style:graphic-properties draw:stroke="none" draw:fill="none" draw:textarea-vertical-align="middle">
        <text:list-style style:name="AbstractRed_5f_-title" style:display-name="AbstractRe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5.89999389648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6cm" fo:page-height="60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Red_5f_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Red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Red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69cm" svg:height="7.575cm" svg:x="1.965cm" svg:y="2.485cm"/>
      <draw:page-thumbnail draw:layer="backgroundobjects" svg:width="7.069cm" svg:height="7.575cm" svg:x="1.965cm" svg:y="11.061cm"/>
      <draw:page-thumbnail draw:layer="backgroundobjects" svg:width="7.069cm" svg:height="7.575cm" svg:x="1.965cm" svg:y="19.637cm"/>
      <draw:page-thumbnail draw:layer="backgroundobjects" svg:width="7.069cm" svg:height="7.575cm" svg:x="11.965cm" svg:y="2.485cm"/>
      <draw:page-thumbnail draw:layer="backgroundobjects" svg:width="7.069cm" svg:height="7.575cm" svg:x="11.965cm" svg:y="11.061cm"/>
      <draw:page-thumbnail draw:layer="backgroundobjects" svg:width="7.069cm" svg:height="7.575cm" svg:x="11.965cm" svg:y="19.637cm"/>
    </style:handout-master>
    <style:master-page style:name="Default" style:page-layout-name="PM1" draw:style-name="Mdp1">
      <draw:frame presentation:style-name="Default-title" draw:layer="backgroundobjects" svg:width="50.398cm" svg:height="10.02cm" svg:x="2.8cm" svg:y="2.388cm" presentation:class="title" presentation:placeholder="true">
        <draw:text-box/>
      </draw:frame>
      <draw:frame presentation:style-name="Default-outline1" draw:layer="backgroundobjects" svg:width="50.398cm" svg:height="34.797cm" svg:x="2.8cm" svg:y="14.037cm" presentation:class="outline" presentation:placeholder="true">
        <draw:text-box/>
      </draw:frame>
      <draw:frame presentation:style-name="Mpr1" draw:text-style-name="MP2" draw:layer="backgroundobjects" svg:width="13.046cm" svg:height="4.137cm" svg:x="2.8cm" svg:y="54.65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5cm" svg:height="4.137cm" svg:x="19.152cm" svg:y="54.65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6cm" svg:height="4.137cm" svg:x="40.152cm" svg:y="54.65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7" draw:layer="backgroundobjects" svg:width="55.998cm" svg:height="60cm" svg:x="0cm" svg:y="0cm">
        <draw:image xlink:href="Pictures/1000073F00008D2E00004F606732DA9EC6555682.svg" xlink:type="simple" xlink:show="embed" xlink:actuate="onLoad">
          <text:p/>
        </draw:image>
        <draw:image xlink:href="Pictures/10000201000003AF00000212B5DB68D9B3E10172.png" xlink:type="simple" xlink:show="embed" xlink:actuate="onLoad"/>
      </draw:frame>
      <draw:frame presentation:style-name="AbstractRed-title" draw:layer="backgroundobjects" svg:width="50.4cm" svg:height="9.906cm" svg:x="2.8cm" svg:y="2.283cm" presentation:class="title" presentation:placeholder="true">
        <draw:text-box/>
      </draw:frame>
      <draw:frame presentation:style-name="AbstractRed-outline1" draw:layer="backgroundobjects" svg:width="50.4cm" svg:height="34.797cm" svg:x="2.8cm" svg:y="14.472cm" presentation:class="outline" presentation:placeholder="true">
        <draw:text-box/>
      </draw:frame>
      <draw:frame presentation:style-name="Mpr4" draw:text-style-name="MP2" draw:layer="backgroundobjects" svg:width="13.046cm" svg:height="4.134cm" svg:x="2.8cm" svg:y="54.65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17.75cm" svg:height="4.134cm" svg:x="19.15cm" svg:y="54.651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13.046cm" svg:height="4.134cm" svg:x="40.15cm" svg:y="54.65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Red_5f_" style:display-name="AbstractRed_" style:page-layout-name="PM1" draw:style-name="Mdp1">
      <draw:frame draw:style-name="Mgr3" draw:text-style-name="MP7" draw:layer="backgroundobjects" svg:width="55.998cm" svg:height="60cm" svg:x="0cm" svg:y="0cm">
        <draw:image xlink:href="Pictures/1000073F00008D2E00004F606732DA9EC6555682.svg" xlink:type="simple" xlink:show="embed" xlink:actuate="onLoad">
          <text:p/>
        </draw:image>
        <draw:image xlink:href="Pictures/10000201000003AF00000212B5DB68D9B3E10172.png" xlink:type="simple" xlink:show="embed" xlink:actuate="onLoad"/>
      </draw:frame>
      <draw:frame presentation:style-name="AbstractRed_5f_-title" draw:layer="backgroundobjects" svg:width="50.4cm" svg:height="9.906cm" svg:x="2.8cm" svg:y="2.283cm" presentation:class="title" presentation:placeholder="true">
        <draw:text-box/>
      </draw:frame>
      <draw:frame presentation:style-name="AbstractRed_5f_-outline1" draw:layer="backgroundobjects" svg:width="50.4cm" svg:height="34.797cm" svg:x="2.8cm" svg:y="14.472cm" presentation:class="outline" presentation:placeholder="true">
        <draw:text-box/>
      </draw:frame>
      <draw:frame presentation:style-name="Mpr7" draw:text-style-name="MP2" draw:layer="backgroundobjects" svg:width="13.046cm" svg:height="4.134cm" svg:x="2.8cm" svg:y="54.651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17.75cm" svg:height="4.134cm" svg:x="19.15cm" svg:y="54.651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13.046cm" svg:height="4.134cm" svg:x="40.15cm" svg:y="54.65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AbstractRed_5f_-title" draw:layer="backgroundobjects" svg:width="17cm" svg:height="9.56cm" svg:x="2cm" svg:y="2.5cm" presentation:class="page"/>
        <draw:frame presentation:style-name="AbstractRed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1T21:20:11.317000000</meta:creation-date>
    <meta:editing-duration>P2DT4H2M23S</meta:editing-duration>
    <meta:editing-cycles>135</meta:editing-cycles>
    <meta:generator>LibreOffice/5.2.6.2$Windows_x86 LibreOffice_project/a3100ed2409ebf1c212f5048fbe377c281438fdc</meta:generator>
    <dc:date>2017-07-23T21:44:04.374000000</dc:date>
    <meta:print-date>2016-09-28T18:38:58.247000000</meta:print-date>
    <meta:document-statistic meta:object-count="147"/>
  </office:meta>
</office:document-meta>
</file>